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0001b107" officeooo:paragraph-rsid="0001b107"/>
    </style:style>
    <style:style style:name="P2" style:family="paragraph" style:parent-style-name="Heading_20_3">
      <style:text-properties officeooo:rsid="00068514" officeooo:paragraph-rsid="00068514"/>
    </style:style>
    <style:style style:name="P3" style:family="paragraph" style:parent-style-name="Text_20_body">
      <style:text-properties officeooo:paragraph-rsid="0000fa17"/>
    </style:style>
    <style:style style:name="P4" style:family="paragraph" style:parent-style-name="Text_20_body">
      <style:text-properties officeooo:rsid="0000fa17" officeooo:paragraph-rsid="0000fa17"/>
    </style:style>
    <style:style style:name="P5" style:family="paragraph" style:parent-style-name="Text_20_body">
      <style:text-properties officeooo:rsid="0001b107" officeooo:paragraph-rsid="0001b107"/>
    </style:style>
    <style:style style:name="P6" style:family="paragraph" style:parent-style-name="Text_20_body">
      <style:text-properties officeooo:paragraph-rsid="0001b107"/>
    </style:style>
    <style:style style:name="P7" style:family="paragraph" style:parent-style-name="Text_20_body">
      <style:text-properties officeooo:rsid="00035233" officeooo:paragraph-rsid="00035233"/>
    </style:style>
    <style:style style:name="P8" style:family="paragraph" style:parent-style-name="Text_20_body">
      <style:text-properties fo:font-weight="bold" officeooo:rsid="00035233" officeooo:paragraph-rsid="00035233" style:font-weight-asian="bold" style:font-weight-complex="bold"/>
    </style:style>
    <style:style style:name="P9" style:family="paragraph" style:parent-style-name="Text_20_body">
      <style:text-properties fo:font-weight="bold" officeooo:rsid="0005140e" officeooo:paragraph-rsid="0005140e" style:font-weight-asian="bold" style:font-weight-complex="bold"/>
    </style:style>
    <style:style style:name="P10" style:family="paragraph" style:parent-style-name="Text_20_body">
      <style:text-properties fo:font-weight="normal" officeooo:rsid="0005140e" officeooo:paragraph-rsid="0005140e" style:font-weight-asian="normal" style:font-weight-complex="normal"/>
    </style:style>
    <style:style style:name="P11" style:family="paragraph" style:parent-style-name="Text_20_body">
      <style:text-properties fo:font-weight="normal" officeooo:rsid="00068514" officeooo:paragraph-rsid="00068514" style:font-weight-asian="normal" style:font-weight-complex="normal"/>
    </style:style>
    <style:style style:name="P12" style:family="paragraph" style:parent-style-name="Text_20_body">
      <style:text-properties officeooo:rsid="0005140e" officeooo:paragraph-rsid="0005140e"/>
    </style:style>
    <style:style style:name="P13" style:family="paragraph" style:parent-style-name="Text_20_body">
      <style:text-properties officeooo:paragraph-rsid="00068514"/>
    </style:style>
    <style:style style:name="T1" style:family="text">
      <style:text-properties style:font-name="Liberation Sans" fo:font-size="14.1000003814697pt" fo:font-weight="bold" officeooo:rsid="0000fa17" style:font-name-asian="Microsoft YaHei" style:font-size-asian="14.1000003814697pt" style:font-weight-asian="bold" style:font-name-complex="Mangal" style:font-size-complex="14.1000003814697pt" style:font-weight-complex="bold"/>
    </style:style>
    <style:style style:name="T2" style:family="text">
      <style:text-properties officeooo:rsid="00035233"/>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sons learned; Drone main board with FPGA- schematic and PCB</text:h>
      <text:p text:style-name="P3"><text:span text:style-name="T1"/></text:p>
      <text:p text:style-name="P4">Note: This is the first (somewhat) complex PCB I’ve ever made. Before this I had only ever made a couple of very simple (and not very good) 2-layer PCBs. About a year before I made this I made a couple of very simple PCBs for the drone project, mostly tying a bunch of development boards together. They worked, but didn’t look great. The last time before that was many years ago, during the short work stint I did before my burnout, and a couple of VERY simple ones during school and internships. <text:line-break/>This was the first time I had ever attempted a 4 layer board, or a multi-page schematic.</text:p>
      <text:p text:style-name="P4"/>
      <text:h text:style-name="P1" text:outline-level="3">Lessons about the project as a whole</text:h>
      <text:p text:style-name="P5">During most of the work I did on this project I was working ahead of my own abilities. I had never made a 4 layer PCB before, never made a multi-page schematic before, never did a BGA chip before, never did a board this densely packed before, never did multiple power stages before, etc, etc.</text:p>
      <text:p text:style-name="P5">While it was daunting from time to time, I also enjoyed it. Working this way allowed me to learn a great deal of new skills, and I constantly had to challenge myself to learn, to find out, and to solve problems I’d never had to solve before.</text:p>
      <text:p text:style-name="P5">While it did take quite a while to finish, and it was a lot of work, it was never too difficult. <text:span text:style-name="T2">In the end, while it was hard work, it wasn’t nearly as daunting as I felt in the beginning.</text:span></text:p>
      <text:p text:style-name="P7">I just love a challenge.</text:p>
      <text:h text:style-name="P1" text:outline-level="3">Lessons about multi-page schematics</text:h>
      <text:p text:style-name="P6"/>
      <text:p text:style-name="P7"><text:span text:style-name="T3">Don’t make sheets too busy. If you use multiple sheets, use multiple sheets! </text:span></text:p>
      <text:p text:style-name="P7">While you might lose some readability if you spread a system over multiple sheets, I feel that you lose even more readability if you cram too many things on a single sheet, and you end up with a big mess.</text:p>
      <text:p text:style-name="P7">Bad example: “USB and Flash Memory” or “Sensors”. Better example: “Power distribution and estimation” or “Engine signals, LEDs, and GPIO” (though the last one could just have been separate sheets instead of having a sub sheet.)</text:p>
      <text:p text:style-name="P7"/>
      <text:p text:style-name="P7"/>
      <text:p text:style-name="P7"/>
      <text:p text:style-name="P8"><text:soft-page-break/>Use a consistent page layout.</text:p>
      <text:p text:style-name="P10">Speaks for itself. Have a consistent layout throughout the whole schematic, that makes it more readable. </text:p>
      <text:p text:style-name="P10">Bad example: This schematic. Better example: The remote-centerboard schematic.</text:p>
      <text:p text:style-name="P10"/>
      <text:p text:style-name="P10">Followup:</text:p>
      <text:p text:style-name="P9">Have a consistent sheet IO layout and formatting.</text:p>
      <text:p text:style-name="P10">Since global signals have to be by definition on multiple sheets, it is much more readable (and usable in design) if the sheet IO is always in the same place on the sheet, and always formatted the same way. </text:p>
      <text:p text:style-name="P10">Proposed layout and formatting going forwards: Sheet IO is on the top left side of the page. Nothing to the left of it, or above it. Global label to the left, then a two-tick (100 mils) wire, and then the local net label extending to the right. This makes copying and using on other sheets much easier, plus it is easier to read when cross referencing.</text:p>
      <text:p text:style-name="P12">Bad example: Almost every sheet in this project. Better example: <text:s/>The remote-centerboard schematic.</text:p>
      <text:p text:style-name="P12"/>
      <text:h text:style-name="P2" text:outline-level="3">Lessons about schematic design in general</text:h>
      <text:p text:style-name="P13"/>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2-14T14:55:03.713000000</dc:date>
    <meta:editing-duration>PT7M9S</meta:editing-duration>
    <meta:editing-cycles>1</meta:editing-cycles>
    <meta:document-statistic meta:table-count="0" meta:image-count="0" meta:object-count="0" meta:page-count="2" meta:paragraph-count="20" meta:word-count="529" meta:character-count="2942" meta:non-whitespace-character-count="2428"/>
  </office:meta>
</office:document-meta>
</file>